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937cm" svg:height="1.651cm" svg:x="2.016cm" svg:y="7.477cm">
          <text:p text:style-name="P1">Application</text:p>
        </draw:rect>
        <draw:rect draw:style-name="gr1" draw:text-style-name="P1" draw:layer="layout" svg:width="3.937cm" svg:height="1.651cm" svg:x="2.017cm" svg:y="7.478cm">
          <text:p text:style-name="P1">Application</text:p>
        </draw:rect>
        <draw:rect draw:style-name="gr1" draw:text-style-name="P1" xml:id="id1" draw:id="id1" draw:layer="layout" svg:width="5.079cm" svg:height="1.777cm" svg:x="2.017cm" svg:y="7.478cm">
          <text:p text:style-name="P1">Application P</text:p>
        </draw:rect>
        <draw:rect draw:style-name="gr1" draw:text-style-name="P1" xml:id="id5" draw:id="id5" draw:layer="layout" svg:width="5.08cm" svg:height="1.778cm" draw:transform="skewX (0.001745329251994) rotate (0.0019198621771934) translate (2.016cm 9.59cm)">
          <text:p text:style-name="P1">Test Cases P_tc</text:p>
        </draw:rect>
        <draw:rect draw:style-name="gr1" draw:text-style-name="P1" xml:id="id2" draw:id="id2" draw:layer="layout" svg:width="5.588cm" svg:height="2.032cm" svg:x="8.239cm" svg:y="6.461cm">
          <text:p text:style-name="P1">Statement Testing</text:p>
        </draw:rect>
        <draw:rect draw:style-name="gr1" draw:text-style-name="P1" xml:id="id3" draw:id="id3" draw:layer="layout" svg:width="5.588cm" svg:height="2.032cm" svg:x="8.266cm" svg:y="8.747cm">
          <text:p text:style-name="P1">Branch Testing</text:p>
        </draw:rect>
        <draw:rect draw:style-name="gr1" draw:text-style-name="P1" xml:id="id4" draw:id="id4" draw:layer="layout" svg:width="5.588cm" svg:height="2.032cm" svg:x="8.266cm" svg:y="11.033cm">
          <text:p text:style-name="P1">Mutation Testing</text:p>
        </draw:rect>
        <draw:rect draw:style-name="gr1" draw:text-style-name="P1" xml:id="id6" draw:id="id6" draw:layer="layout" svg:width="4.699cm" svg:height="1.651cm" svg:x="15.351cm" svg:y="8.874cm">
          <text:p text:style-name="P1">Comparison </text:p>
          <text:p text:style-name="P1">Analyzer</text:p>
        </draw:rect>
        <draw:connector draw:style-name="gr2" draw:text-style-name="P1" draw:layer="layout" draw:type="lines" svg:x1="7.096cm" svg:y1="8.366cm" svg:x2="8.239cm" svg:y2="7.477cm" draw:start-shape="id1" draw:start-glue-point="1" draw:end-shape="id2" draw:end-glue-point="3" svg:d="m7096 8366h501l141-889h501">
          <text:p/>
        </draw:connector>
        <draw:connector draw:style-name="gr2" draw:text-style-name="P1" draw:layer="layout" draw:type="lines" svg:x1="7.096cm" svg:y1="8.366cm" svg:x2="8.266cm" svg:y2="9.763cm" draw:start-shape="id1" draw:start-glue-point="1" draw:end-shape="id3" draw:end-glue-point="3" svg:d="m7096 8366h501l168 1397h501">
          <text:p/>
        </draw:connector>
        <draw:connector draw:style-name="gr2" draw:text-style-name="P1" draw:layer="layout" draw:type="lines" svg:x1="7.096cm" svg:y1="8.366cm" svg:x2="8.266cm" svg:y2="12.049cm" draw:start-shape="id1" draw:start-glue-point="1" draw:end-shape="id4" draw:end-glue-point="3" svg:d="m7096 8366h501l168 3683h501">
          <text:p/>
        </draw:connector>
        <draw:connector draw:style-name="gr2" draw:text-style-name="P1" draw:layer="layout" draw:type="lines" svg:x1="7.096cm" svg:y1="10.469cm" svg:x2="8.239cm" svg:y2="7.477cm" draw:start-shape="id5" draw:start-glue-point="1" draw:end-shape="id2" draw:end-glue-point="3" svg:d="m7096 10469h501l141-2992h501">
          <text:p/>
        </draw:connector>
        <draw:connector draw:style-name="gr2" draw:text-style-name="P1" draw:layer="layout" draw:type="lines" svg:x1="7.096cm" svg:y1="10.469cm" svg:x2="8.266cm" svg:y2="9.763cm" draw:start-shape="id5" draw:start-glue-point="1" draw:end-shape="id3" draw:end-glue-point="3" svg:d="m7096 10469h501l168-706h501">
          <text:p/>
        </draw:connector>
        <draw:connector draw:style-name="gr2" draw:text-style-name="P1" draw:layer="layout" draw:type="lines" svg:x1="7.096cm" svg:y1="10.469cm" svg:x2="8.266cm" svg:y2="12.049cm" draw:start-shape="id5" draw:start-glue-point="1" draw:end-shape="id4" draw:end-glue-point="3" svg:d="m7096 10469h501l168 1580h501">
          <text:p/>
        </draw:connector>
        <draw:connector draw:style-name="gr2" draw:text-style-name="P1" draw:layer="layout" draw:type="lines" svg:x1="13.827cm" svg:y1="7.477cm" svg:x2="15.351cm" svg:y2="9.699cm" draw:start-shape="id2" draw:start-glue-point="1" draw:end-shape="id6" draw:end-glue-point="3" svg:d="m13827 7477h501l522 2222h501">
          <text:p/>
        </draw:connector>
        <draw:connector draw:style-name="gr2" draw:text-style-name="P1" draw:layer="layout" draw:type="lines" svg:x1="13.854cm" svg:y1="9.763cm" svg:x2="15.351cm" svg:y2="9.699cm" draw:start-shape="id3" draw:start-glue-point="1" draw:end-shape="id6" draw:end-glue-point="3" svg:d="m13854 9763h501l495-64h501">
          <text:p/>
        </draw:connector>
        <draw:connector draw:style-name="gr2" draw:text-style-name="P1" draw:layer="layout" draw:type="lines" svg:x1="13.854cm" svg:y1="12.049cm" svg:x2="15.351cm" svg:y2="9.699cm" draw:start-shape="id4" draw:end-shape="id6" draw:end-glue-point="3" svg:d="m13854 12049h501l495-2350h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isten Justice</meta:initial-creator>
    <meta:creation-date>2014-04-13T22:23:32</meta:creation-date>
    <dc:date>2014-04-13T22:48:18</dc:date>
    <dc:creator>Kristen Justice</dc:creator>
    <meta:editing-duration>PT9M36S</meta:editing-duration>
    <meta:editing-cycles>1</meta:editing-cycles>
    <meta:document-statistic meta:object-count="17"/>
    <meta:generator>OpenOffice/4.0.1$Unix OpenOffice.org_project/401m5$Build-9714</meta:generator>
  </office:meta>
</office:document-meta>
</file>